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0a3" officeooo:paragraph-rsid="00187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hecho el fork del repositorio que nos indicas pero como no puedo trabajar como no me funciona el push (tal <text:s/>como indique en la tarea 3) he trabajado en el escritorio descargandome tu fork. Lo tengo en un zip pero al subir los ficheros desde github no «puedo» o «no sé» subir un zip completo. Te he adjuntado los ficheros sobre dónde se realizan los cambi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13:12:26.891004460</meta:creation-date>
    <dc:date>2022-05-03T13:15:33.181923130</dc:date>
    <meta:editing-duration>PT3M6S</meta:editing-duration>
    <meta:editing-cycles>1</meta:editing-cycles>
    <meta:document-statistic meta:table-count="0" meta:image-count="0" meta:object-count="0" meta:page-count="1" meta:paragraph-count="1" meta:word-count="67" meta:character-count="361" meta:non-whitespace-character-count="293"/>
    <meta:generator>LibreOffice/6.1.2.1$Linux_X86_64 LibreOffice_project/65905a128db06ba48db947242809d14d3f9a93fe</meta:generator>
  </office:meta>
</office:document-meta>
</file>